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6.599cm" table:align="left"/>
    </style:style>
    <style:style style:name="Tabelle1.A" style:family="table-column">
      <style:table-column-properties style:column-width="26.599cm"/>
    </style:style>
    <style:style style:name="Tabelle1.A1" style:family="table-cell">
      <style:table-cell-properties fo:padding="0cm" fo:border="0.002cm solid #000000"/>
    </style:style>
    <style:style style:name="Tabelle2" style:family="table">
      <style:table-properties style:width="23.8cm" table:align="left"/>
    </style:style>
    <style:style style:name="Tabelle2.A" style:family="table-column">
      <style:table-column-properties style:column-width="23.8cm"/>
    </style:style>
    <style:style style:name="Tabelle2.A1" style:family="table-cell">
      <style:table-cell-properties fo:padding="0cm" fo:border="0.002cm solid #000000"/>
    </style:style>
    <style:style style:name="aussenrand-innen" style:family="table">
      <style:table-properties style:width="21.301cm" table:align="left"/>
    </style:style>
    <style:style style:name="aussenrand-innen.A" style:family="table-column">
      <style:table-column-properties style:column-width="21.301cm"/>
    </style:style>
    <style:style style:name="aussenrand-innen.A1" style:family="table-cell">
      <style:table-cell-properties fo:padding="0cm" fo:border="0.002cm solid #000000"/>
    </style:style>
    <style:style style:name="P1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ussenrand Aufkleber - "03_gyrskp-aussen"<text:line-break/></text:span><text:line-break/>Dateiname:<text:tab/>03_gyrskp-aussen.FCStd / gyrskp-aussen.gcode</text:p>
      <text:p text:style-name="P2">Länge:<text:tab/>26,60 cm (ca. 8,3 cm Durchmesser)</text:p>
      <text:p text:style-name="P2">Breite:<text:tab/><text:tab/>4 mm<text:line-break/>Schriftart:<text:tab/>Arial – 11 Punkte/Fett</text:p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">Test blah blah 1, 2, 3</text:p>
          </table:table-cell>
        </table:table-row>
      </table:table>
      <text:p text:style-name="P2"/>
      <text:p text:style-name="P2"/>
      <text:p text:style-name="P2"/>
      <text:p text:style-name="P2"><text:span text:style-name="T1">Aussenrand Aufkleber - "02_gyrskp-mitte"<text:line-break/></text:span><text:line-break/>Dateiname:<text:tab/>02_gyrskp-mitte.FCStd / gyrskp-mitte.gcode</text:p>
      <text:p text:style-name="P2">Länge:<text:tab/>23,80 cm (7,4 cm Durchmesser)</text:p>
      <text:p text:style-name="P2">Breite:<text:tab/><text:tab/>4 mm<text:line-break/>Schriftart:<text:tab/>Arial – 11 Punkte/Fett</text:p>
      <text:p text:style-name="Standard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">Test blah blah 1, 2, 3</text:p>
          </table:table-cell>
        </table:table-row>
      </table:table>
      <text:p text:style-name="P2"/>
      <text:p text:style-name="P2"/>
      <text:p text:style-name="P2"/>
      <text:p text:style-name="P2"><text:span text:style-name="T1">Aussenrand Aufkleber - "01_gyrskp-innen"<text:line-break/></text:span><text:line-break/>Dateiname:<text:tab/>01_gyrskp-innen.FCStd / gyrskp-innen.gcode</text:p>
      <text:p text:style-name="P2">Länge:<text:tab/>21,30 cm (6,6 cm Durchmesser)</text:p>
      <text:p text:style-name="P2">Breite:<text:tab/><text:tab/>4 mm<text:line-break/>Schriftart:<text:tab/>Arial – 11 Punkte/Fett</text:p>
      <text:p text:style-name="Standard"/>
      <table:table table:name="aussenrand-innen" table:style-name="aussenrand-innen">
        <table:table-column table:style-name="aussenrand-innen.A"/>
        <table:table-row>
          <table:table-cell table:style-name="aussenrand-innen.A1" office:value-type="string">
            <text:p text:style-name="P1">Test blah blah 1, 2, 3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4M3S</meta:editing-duration>
    <meta:editing-cycles>38</meta:editing-cycles>
    <meta:generator>OpenOffice/4.1.12$Win32 OpenOffice.org_project/4112m1$Build-9809</meta:generator>
    <dc:date>2022-07-16T23:40:56.38</dc:date>
    <meta:print-date>2022-07-16T23:40:40.49</meta:print-date>
    <meta:document-statistic meta:table-count="3" meta:image-count="0" meta:object-count="0" meta:page-count="1" meta:paragraph-count="12" meta:word-count="85" meta:character-count="610"/>
    <meta:user-defined meta:name="Info 1"/>
    <meta:user-defined meta:name="Info 2"/>
    <meta:user-defined meta:name="Info 3"/>
    <meta:user-defined meta:name="Info 4"/>
  </office:meta>
</office:document-meta>
</file>